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25E0000015568D9D85D.png" manifest:media-type="image/png"/>
  <manifest:file-entry manifest:full-path="Object 1/Pictures/2000000600003E8100002329E808723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3.297cm" svg:y="5.199cm">
            <draw:object draw:notify-on-update-of-ranges="Feuille1.C4:Feuille1.C24 Feuille1.C28:Feuille1.C48 Feuille1.D4:Feuille1.D24 Feuille1.D28:Feuille1.D48 Feuille1.E4:Feuille1.E24 Feuille1.E28:Feuille1.E48 Feuille1.F4:Feuille1.F24 Feuille1.F28:Feuille1.F48 Feuille1.B4:Feuille1.B24 Feuille1.B28:Feuille1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tableQm(22</text:p>
          </table:table-cell>
          <table:table-cell office:value-type="string" calcext:value-type="string">
            <text:p>5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8571" calcext:value-type="float">
            <text:p>0,8571</text:p>
          </table:table-cell>
          <table:table-cell office:value-type="float" office:value="1" calcext:value-type="float">
            <text:p>1</text:p>
          </table:table-cell>
          <table:table-cell office:value-type="float" office:value="1.1429" calcext:value-type="float">
            <text:p>1,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4]/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5]/3" office:value-type="float" office:value="0.00636666666666667" calcext:value-type="float">
            <text:p>0,0063666666666666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232" calcext:value-type="float">
            <text:p>0,0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6]/3" office:value-type="float" office:value="0.0127666666666667" calcext:value-type="float">
            <text:p>0,0127666666666667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65" calcext:value-type="float">
            <text:p>0,0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7]/3" office:value-type="float" office:value="0.0191333333333333" calcext:value-type="float">
            <text:p>0,0191333333333333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697" calcext:value-type="float">
            <text:p>0,0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8]/3" office:value-type="float" office:value="0.0255" calcext:value-type="float">
            <text:p>0,0255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765" calcext:value-type="float">
            <text:p>0,0765</text:p>
          </table:table-cell>
          <table:table-cell office:value-type="float" office:value="0.0868" calcext:value-type="float">
            <text:p>0,0868</text:p>
          </table:table-cell>
          <table:table-cell office:value-type="float" office:value="0.0929" calcext:value-type="float">
            <text:p>0,0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9]/3" office:value-type="float" office:value="0.0318666666666667" calcext:value-type="float">
            <text:p>0,0318666666666667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1086" calcext:value-type="float">
            <text:p>0,1086</text:p>
          </table:table-cell>
          <table:table-cell office:value-type="float" office:value="0.1161" calcext:value-type="float">
            <text:p>0,1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10]/3" office:value-type="float" office:value="0.0382666666666667" calcext:value-type="float">
            <text:p>0,0382666666666667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1148" calcext:value-type="float">
            <text:p>0,1148</text:p>
          </table:table-cell>
          <table:table-cell office:value-type="float" office:value="0.1303" calcext:value-type="float">
            <text:p>0,1303</text:p>
          </table:table-cell>
          <table:table-cell office:value-type="float" office:value="0.1394" calcext:value-type="float">
            <text:p>0,1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1]/3" office:value-type="float" office:value="0.0446333333333333" calcext:value-type="float">
            <text:p>0,0446333333333333</text:p>
          </table:table-cell>
          <table:table-cell office:value-type="float" office:value="0.1081" calcext:value-type="float">
            <text:p>0,1081</text:p>
          </table:table-cell>
          <table:table-cell office:value-type="float" office:value="0.1339" calcext:value-type="float">
            <text:p>0,1339</text:p>
          </table:table-cell>
          <table:table-cell office:value-type="float" office:value="0.152" calcext:value-type="float">
            <text:p>0,152</text:p>
          </table:table-cell>
          <table:table-cell office:value-type="float" office:value="0.1626" calcext:value-type="float">
            <text:p>0,1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2]/3" office:value-type="float" office:value="0.051" calcext:value-type="float">
            <text:p>0,051</text:p>
          </table:table-cell>
          <table:table-cell office:value-type="float" office:value="0.1235" calcext:value-type="float">
            <text:p>0,1235</text:p>
          </table:table-cell>
          <table:table-cell office:value-type="float" office:value="0.153" calcext:value-type="float">
            <text:p>0,153</text:p>
          </table:table-cell>
          <table:table-cell office:value-type="float" office:value="0.1737" calcext:value-type="float">
            <text:p>0,1737</text:p>
          </table:table-cell>
          <table:table-cell office:value-type="float" office:value="0.1858" calcext:value-type="float">
            <text:p>0,1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3]/3" office:value-type="float" office:value="0.0574" calcext:value-type="float">
            <text:p>0,0574</text:p>
          </table:table-cell>
          <table:table-cell office:value-type="float" office:value="0.1389" calcext:value-type="float">
            <text:p>0,1389</text:p>
          </table:table-cell>
          <table:table-cell office:value-type="float" office:value="0.1722" calcext:value-type="float">
            <text:p>0,1722</text:p>
          </table:table-cell>
          <table:table-cell office:value-type="float" office:value="0.1954" calcext:value-type="float">
            <text:p>0,1954</text:p>
          </table:table-cell>
          <table:table-cell office:value-type="float" office:value="0.2091" calcext:value-type="float">
            <text:p>0,2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4]/3" office:value-type="float" office:value="0.0637666666666667" calcext:value-type="float">
            <text:p>0,0637666666666667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913" calcext:value-type="float">
            <text:p>0,1913</text:p>
          </table:table-cell>
          <table:table-cell office:value-type="float" office:value="0.2171" calcext:value-type="float">
            <text:p>0,2171</text:p>
          </table:table-cell>
          <table:table-cell office:value-type="float" office:value="0.2323" calcext:value-type="float">
            <text:p>0,2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5]/3" office:value-type="float" office:value="0.0701333333333333" calcext:value-type="float">
            <text:p>0,0701333333333333</text:p>
          </table:table-cell>
          <table:table-cell office:value-type="float" office:value="0.1698" calcext:value-type="float">
            <text:p>0,1698</text:p>
          </table:table-cell>
          <table:table-cell office:value-type="float" office:value="0.2104" calcext:value-type="float">
            <text:p>0,2104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2555" calcext:value-type="float">
            <text:p>0,2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6]/3" office:value-type="float" office:value="0.0765" calcext:value-type="float">
            <text:p>0,0765</text:p>
          </table:table-cell>
          <table:table-cell office:value-type="float" office:value="0.1853" calcext:value-type="float">
            <text:p>0,1853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2605" calcext:value-type="float">
            <text:p>0,2605</text:p>
          </table:table-cell>
          <table:table-cell office:value-type="float" office:value="0.2788" calcext:value-type="float">
            <text:p>0,27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7]/3" office:value-type="float" office:value="0.0829" calcext:value-type="float">
            <text:p>0,0829</text:p>
          </table:table-cell>
          <table:table-cell office:value-type="float" office:value="0.2007" calcext:value-type="float">
            <text:p>0,2007</text:p>
          </table:table-cell>
          <table:table-cell office:value-type="float" office:value="0.2487" calcext:value-type="float">
            <text:p>0,2487</text:p>
          </table:table-cell>
          <table:table-cell office:value-type="float" office:value="0.2822" calcext:value-type="float">
            <text:p>0,2822</text:p>
          </table:table-cell>
          <table:table-cell office:value-type="float" office:value="0.302" calcext:value-type="float">
            <text:p>0,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8]/3" office:value-type="float" office:value="0.0892666666666667" calcext:value-type="float">
            <text:p>0,0892666666666667</text:p>
          </table:table-cell>
          <table:table-cell office:value-type="float" office:value="0.2161" calcext:value-type="float">
            <text:p>0,2161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3039" calcext:value-type="float">
            <text:p>0,3039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9]/3" office:value-type="float" office:value="0.0956333333333333" calcext:value-type="float">
            <text:p>0,095633333333333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869" calcext:value-type="float">
            <text:p>0,2869</text:p>
          </table:table-cell>
          <table:table-cell office:value-type="float" office:value="0.3257" calcext:value-type="float">
            <text:p>0,3257</text:p>
          </table:table-cell>
          <table:table-cell office:value-type="float" office:value="0.3484" calcext:value-type="float">
            <text:p>0,3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20]/3" office:value-type="float" office:value="0.102033333333333" calcext:value-type="float">
            <text:p>0,102033333333333</text:p>
          </table:table-cell>
          <table:table-cell office:value-type="float" office:value="0.247" calcext:value-type="float">
            <text:p>0,247</text:p>
          </table:table-cell>
          <table:table-cell office:value-type="float" office:value="0.3061" calcext:value-type="float">
            <text:p>0,3061</text:p>
          </table:table-cell>
          <table:table-cell office:value-type="float" office:value="0.3474" calcext:value-type="float">
            <text:p>0,3474</text:p>
          </table:table-cell>
          <table:table-cell office:value-type="float" office:value="0.3717" calcext:value-type="float">
            <text:p>0,3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21]/3" office:value-type="float" office:value="0.1084" calcext:value-type="float">
            <text:p>0,1084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3252" calcext:value-type="float">
            <text:p>0,3252</text:p>
          </table:table-cell>
          <table:table-cell office:value-type="float" office:value="0.3691" calcext:value-type="float">
            <text:p>0,3691</text:p>
          </table:table-cell>
          <table:table-cell office:value-type="float" office:value="0.3949" calcext:value-type="float">
            <text:p>0,3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2]/3" office:value-type="float" office:value="0.114766666666667" calcext:value-type="float">
            <text:p>0,114766666666667</text:p>
          </table:table-cell>
          <table:table-cell office:value-type="float" office:value="0.2779" calcext:value-type="float">
            <text:p>0,2779</text:p>
          </table:table-cell>
          <table:table-cell office:value-type="float" office:value="0.3443" calcext:value-type="float">
            <text:p>0,3443</text:p>
          </table:table-cell>
          <table:table-cell office:value-type="float" office:value="0.3908" calcext:value-type="float">
            <text:p>0,3908</text:p>
          </table:table-cell>
          <table:table-cell office:value-type="float" office:value="0.4181" calcext:value-type="float">
            <text:p>0,4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3]/3" office:value-type="float" office:value="0.121166666666667" calcext:value-type="float">
            <text:p>0,121166666666667</text:p>
          </table:table-cell>
          <table:table-cell office:value-type="float" office:value="0.2933" calcext:value-type="float">
            <text:p>0,2933</text:p>
          </table:table-cell>
          <table:table-cell office:value-type="float" office:value="0.3635" calcext:value-type="float">
            <text:p>0,3635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4414" calcext:value-type="float">
            <text:p>0,44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4]/3" office:value-type="float" office:value="0.127533333333333" calcext:value-type="float">
            <text:p>0,127533333333333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826" calcext:value-type="float">
            <text:p>0,3826</text:p>
          </table:table-cell>
          <table:table-cell office:value-type="float" office:value="0.4342" calcext:value-type="float">
            <text:p>0,4342</text:p>
          </table:table-cell>
          <table:table-cell office:value-type="float" office:value="0.4646" calcext:value-type="float">
            <text:p>0,46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tablePR(22</text:p>
          </table:table-cell>
          <table:table-cell office:value-type="string" calcext:value-type="string">
            <text:p>5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8571" calcext:value-type="float">
            <text:p>0,8571</text:p>
          </table:table-cell>
          <table:table-cell office:value-type="float" office:value="1" calcext:value-type="float">
            <text:p>1</text:p>
          </table:table-cell>
          <table:table-cell office:value-type="float" office:value="1.1429" calcext:value-type="float">
            <text:p>1,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([.D28]-1)/6" office:value-type="float" office:value="1.06666666666667" calcext:value-type="float">
            <text:p>1,06666666666667</text:p>
          </table:table-cell>
          <table:table-cell office:value-type="float" office:value="1.225" calcext:value-type="float">
            <text:p>1,225</text:p>
          </table:table-cell>
          <table:table-cell office:value-type="float" office:value="1.4" calcext:value-type="float">
            <text:p>1,4</text:p>
          </table:table-cell>
          <table:table-cell office:value-type="float" office:value="1.5199" calcext:value-type="float">
            <text:p>1,5199</text:p>
          </table:table-cell>
          <table:table-cell office:value-type="float" office:value="1.6701" calcext:value-type="float">
            <text:p>1,6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([.D29]-1)/6" office:value-type="float" office:value="1.06365" calcext:value-type="float">
            <text:p>1,06365</text:p>
          </table:table-cell>
          <table:table-cell office:value-type="float" office:value="1.2169" calcext:value-type="float">
            <text:p>1,2169</text:p>
          </table:table-cell>
          <table:table-cell office:value-type="float" office:value="1.3819" calcext:value-type="float">
            <text:p>1,3819</text:p>
          </table:table-cell>
          <table:table-cell office:value-type="float" office:value="1.518" calcext:value-type="float">
            <text:p>1,518</text:p>
          </table:table-cell>
          <table:table-cell office:value-type="float" office:value="1.6639" calcext:value-type="float">
            <text:p>1,6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([.D30]-1)/6" office:value-type="float" office:value="1.0613" calcext:value-type="float">
            <text:p>1,0613</text:p>
          </table:table-cell>
          <table:table-cell office:value-type="float" office:value="1.2108" calcext:value-type="float">
            <text:p>1,2108</text:p>
          </table:table-cell>
          <table:table-cell office:value-type="float" office:value="1.3678" calcext:value-type="float">
            <text:p>1,3678</text:p>
          </table:table-cell>
          <table:table-cell office:value-type="float" office:value="1.5139" calcext:value-type="float">
            <text:p>1,5139</text:p>
          </table:table-cell>
          <table:table-cell office:value-type="float" office:value="1.6588" calcext:value-type="float">
            <text:p>1,6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([.D31]-1)/6" office:value-type="float" office:value="1.05951666666667" calcext:value-type="float">
            <text:p>1,05951666666667</text:p>
          </table:table-cell>
          <table:table-cell office:value-type="float" office:value="1.2065" calcext:value-type="float">
            <text:p>1,2065</text:p>
          </table:table-cell>
          <table:table-cell office:value-type="float" office:value="1.3571" calcext:value-type="float">
            <text:p>1,3571</text:p>
          </table:table-cell>
          <table:table-cell office:value-type="float" office:value="1.5082" calcext:value-type="float">
            <text:p>1,5082</text:p>
          </table:table-cell>
          <table:table-cell office:value-type="float" office:value="1.6547" calcext:value-type="float">
            <text:p>1,6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([.D32]-1)/6" office:value-type="float" office:value="1.05823333333333" calcext:value-type="float">
            <text:p>1,05823333333333</text:p>
          </table:table-cell>
          <table:table-cell office:value-type="float" office:value="1.2036" calcext:value-type="float">
            <text:p>1,2036</text:p>
          </table:table-cell>
          <table:table-cell office:value-type="float" office:value="1.3494" calcext:value-type="float">
            <text:p>1,3494</text:p>
          </table:table-cell>
          <table:table-cell office:value-type="float" office:value="1.5014" calcext:value-type="float">
            <text:p>1,5014</text:p>
          </table:table-cell>
          <table:table-cell office:value-type="float" office:value="1.6513" calcext:value-type="float">
            <text:p>1,6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([.D33]-1)/6" office:value-type="float" office:value="1.05735" calcext:value-type="float">
            <text:p>1,05735</text:p>
          </table:table-cell>
          <table:table-cell office:value-type="float" office:value="1.2018" calcext:value-type="float">
            <text:p>1,2018</text:p>
          </table:table-cell>
          <table:table-cell office:value-type="float" office:value="1.3441" calcext:value-type="float">
            <text:p>1,3441</text:p>
          </table:table-cell>
          <table:table-cell office:value-type="float" office:value="1.4941" calcext:value-type="float">
            <text:p>1,4941</text:p>
          </table:table-cell>
          <table:table-cell office:value-type="float" office:value="1.6486" calcext:value-type="float">
            <text:p>1,6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([.D34]-1)/6" office:value-type="float" office:value="1.05678333333333" calcext:value-type="float">
            <text:p>1,05678333333333</text:p>
          </table:table-cell>
          <table:table-cell office:value-type="float" office:value="1.2006" calcext:value-type="float">
            <text:p>1,2006</text:p>
          </table:table-cell>
          <table:table-cell office:value-type="float" office:value="1.3407" calcext:value-type="float">
            <text:p>1,3407</text:p>
          </table:table-cell>
          <table:table-cell office:value-type="float" office:value="1.4868" calcext:value-type="float">
            <text:p>1,4868</text:p>
          </table:table-cell>
          <table:table-cell office:value-type="float" office:value="1.6463" calcext:value-type="float">
            <text:p>1,6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([.D35]-1)/6" office:value-type="float" office:value="1.05645" calcext:value-type="float">
            <text:p>1,05645</text:p>
          </table:table-cell>
          <table:table-cell office:value-type="float" office:value="1.1998" calcext:value-type="float">
            <text:p>1,1998</text:p>
          </table:table-cell>
          <table:table-cell office:value-type="float" office:value="1.3387" calcext:value-type="float">
            <text:p>1,3387</text:p>
          </table:table-cell>
          <table:table-cell office:value-type="float" office:value="1.4801" calcext:value-type="float">
            <text:p>1,4801</text:p>
          </table:table-cell>
          <table:table-cell office:value-type="float" office:value="1.6444" calcext:value-type="float">
            <text:p>1,6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([.D36]-1)/6" office:value-type="float" office:value="1.05626666666667" calcext:value-type="float">
            <text:p>1,05626666666667</text:p>
          </table:table-cell>
          <table:table-cell office:value-type="float" office:value="1.1989" calcext:value-type="float">
            <text:p>1,1989</text:p>
          </table:table-cell>
          <table:table-cell office:value-type="float" office:value="1.3376" calcext:value-type="float">
            <text:p>1,3376</text:p>
          </table:table-cell>
          <table:table-cell office:value-type="float" office:value="1.4745" calcext:value-type="float">
            <text:p>1,4745</text:p>
          </table:table-cell>
          <table:table-cell office:value-type="float" office:value="1.6426" calcext:value-type="float">
            <text:p>1,6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([.D37]-1)/6" office:value-type="float" office:value="1.05613333333333" calcext:value-type="float">
            <text:p>1,05613333333333</text:p>
          </table:table-cell>
          <table:table-cell office:value-type="float" office:value="1.1976" calcext:value-type="float">
            <text:p>1,1976</text:p>
          </table:table-cell>
          <table:table-cell office:value-type="float" office:value="1.3368" calcext:value-type="float">
            <text:p>1,3368</text:p>
          </table:table-cell>
          <table:table-cell office:value-type="float" office:value="1.4706" calcext:value-type="float">
            <text:p>1,4706</text:p>
          </table:table-cell>
          <table:table-cell office:value-type="float" office:value="1.6409" calcext:value-type="float">
            <text:p>1,6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([.D38]-1)/6" office:value-type="float" office:value="1.05598333333333" calcext:value-type="float">
            <text:p>1,05598333333333</text:p>
          </table:table-cell>
          <table:table-cell office:value-type="float" office:value="1.1956" calcext:value-type="float">
            <text:p>1,1956</text:p>
          </table:table-cell>
          <table:table-cell office:value-type="float" office:value="1.3359" calcext:value-type="float">
            <text:p>1,3359</text:p>
          </table:table-cell>
          <table:table-cell office:value-type="float" office:value="1.469" calcext:value-type="float">
            <text:p>1,469</text:p>
          </table:table-cell>
          <table:table-cell office:value-type="float" office:value="1.639" calcext:value-type="float">
            <text:p>1,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([.D39]-1)/6" office:value-type="float" office:value="1.05566666666667" calcext:value-type="float">
            <text:p>1,05566666666667</text:p>
          </table:table-cell>
          <table:table-cell office:value-type="float" office:value="1.1924" calcext:value-type="float">
            <text:p>1,1924</text:p>
          </table:table-cell>
          <table:table-cell office:value-type="float" office:value="1.334" calcext:value-type="float">
            <text:p>1,334</text:p>
          </table:table-cell>
          <table:table-cell office:value-type="float" office:value="1.4688" calcext:value-type="float">
            <text:p>1,4688</text:p>
          </table:table-cell>
          <table:table-cell office:value-type="float" office:value="1.6369" calcext:value-type="float">
            <text:p>1,6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([.D40]-1)/6" office:value-type="float" office:value="1.05495" calcext:value-type="float">
            <text:p>1,05495</text:p>
          </table:table-cell>
          <table:table-cell office:value-type="float" office:value="1.1871" calcext:value-type="float">
            <text:p>1,1871</text:p>
          </table:table-cell>
          <table:table-cell office:value-type="float" office:value="1.3297" calcext:value-type="float">
            <text:p>1,3297</text:p>
          </table:table-cell>
          <table:table-cell office:value-type="float" office:value="1.4677" calcext:value-type="float">
            <text:p>1,4677</text:p>
          </table:table-cell>
          <table:table-cell office:value-type="float" office:value="1.6343" calcext:value-type="float">
            <text:p>1,6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([.D41]-1)/6" office:value-type="float" office:value="1.05363333333333" calcext:value-type="float">
            <text:p>1,05363333333333</text:p>
          </table:table-cell>
          <table:table-cell office:value-type="float" office:value="1.1793" calcext:value-type="float">
            <text:p>1,1793</text:p>
          </table:table-cell>
          <table:table-cell office:value-type="float" office:value="1.3218" calcext:value-type="float">
            <text:p>1,3218</text:p>
          </table:table-cell>
          <table:table-cell office:value-type="float" office:value="1.4631" calcext:value-type="float">
            <text:p>1,4631</text:p>
          </table:table-cell>
          <table:table-cell office:value-type="float" office:value="1.6311" calcext:value-type="float">
            <text:p>1,6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([.D42]-1)/6" office:value-type="float" office:value="1.05145" calcext:value-type="float">
            <text:p>1,05145</text:p>
          </table:table-cell>
          <table:table-cell office:value-type="float" office:value="1.1681" calcext:value-type="float">
            <text:p>1,1681</text:p>
          </table:table-cell>
          <table:table-cell office:value-type="float" office:value="1.3087" calcext:value-type="float">
            <text:p>1,3087</text:p>
          </table:table-cell>
          <table:table-cell office:value-type="float" office:value="1.4524" calcext:value-type="float">
            <text:p>1,4524</text:p>
          </table:table-cell>
          <table:table-cell office:value-type="float" office:value="1.6266" calcext:value-type="float">
            <text:p>1,62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([.D43]-1)/6" office:value-type="float" office:value="1.04818333333333" calcext:value-type="float">
            <text:p>1,04818333333333</text:p>
          </table:table-cell>
          <table:table-cell office:value-type="float" office:value="1.153" calcext:value-type="float">
            <text:p>1,153</text:p>
          </table:table-cell>
          <table:table-cell office:value-type="float" office:value="1.2891" calcext:value-type="float">
            <text:p>1,2891</text:p>
          </table:table-cell>
          <table:table-cell office:value-type="float" office:value="1.4329" calcext:value-type="float">
            <text:p>1,4329</text:p>
          </table:table-cell>
          <table:table-cell office:value-type="float" office:value="1.6171" calcext:value-type="float">
            <text:p>1,61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([.D44]-1)/6" office:value-type="float" office:value="1.0436" calcext:value-type="float">
            <text:p>1,0436</text:p>
          </table:table-cell>
          <table:table-cell office:value-type="float" office:value="1.1333" calcext:value-type="float">
            <text:p>1,1333</text:p>
          </table:table-cell>
          <table:table-cell office:value-type="float" office:value="1.2616" calcext:value-type="float">
            <text:p>1,2616</text:p>
          </table:table-cell>
          <table:table-cell office:value-type="float" office:value="1.401" calcext:value-type="float">
            <text:p>1,401</text:p>
          </table:table-cell>
          <table:table-cell office:value-type="float" office:value="1.5974" calcext:value-type="float">
            <text:p>1,59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([.D45]-1)/6" office:value-type="float" office:value="1.03725" calcext:value-type="float">
            <text:p>1,03725</text:p>
          </table:table-cell>
          <table:table-cell office:value-type="float" office:value="1.1085" calcext:value-type="float">
            <text:p>1,1085</text:p>
          </table:table-cell>
          <table:table-cell office:value-type="float" office:value="1.2235" calcext:value-type="float">
            <text:p>1,2235</text:p>
          </table:table-cell>
          <table:table-cell office:value-type="float" office:value="1.3501" calcext:value-type="float">
            <text:p>1,3501</text:p>
          </table:table-cell>
          <table:table-cell office:value-type="float" office:value="1.5625" calcext:value-type="float">
            <text:p>1,5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([.D46]-1)/6" office:value-type="float" office:value="1.02846666666667" calcext:value-type="float">
            <text:p>1,02846666666667</text:p>
          </table:table-cell>
          <table:table-cell office:value-type="float" office:value="1.0785" calcext:value-type="float">
            <text:p>1,0785</text:p>
          </table:table-cell>
          <table:table-cell office:value-type="float" office:value="1.1708" calcext:value-type="float">
            <text:p>1,1708</text:p>
          </table:table-cell>
          <table:table-cell office:value-type="float" office:value="1.2733" calcext:value-type="float">
            <text:p>1,2733</text:p>
          </table:table-cell>
          <table:table-cell office:value-type="float" office:value="1.4949" calcext:value-type="float">
            <text:p>1,49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([.D47]-1)/6" office:value-type="float" office:value="1.01656666666667" calcext:value-type="float">
            <text:p>1,01656666666667</text:p>
          </table:table-cell>
          <table:table-cell office:value-type="float" office:value="1.0432" calcext:value-type="float">
            <text:p>1,0432</text:p>
          </table:table-cell>
          <table:table-cell office:value-type="float" office:value="1.0994" calcext:value-type="float">
            <text:p>1,0994</text:p>
          </table:table-cell>
          <table:table-cell office:value-type="float" office:value="1.1637" calcext:value-type="float">
            <text:p>1,1637</text:p>
          </table:table-cell>
          <table:table-cell office:value-type="float" office:value="1.3333" calcext:value-type="float">
            <text:p>1,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([.D48]-1)/6" office:value-type="float" office:value="1.00086666666667" calcext:value-type="float">
            <text:p>1,00086666666667</text:p>
          </table:table-cell>
          <table:table-cell office:value-type="float" office:value="1.0025" calcext:value-type="float">
            <text:p>1,0025</text:p>
          </table:table-cell>
          <table:table-cell office:value-type="float" office:value="1.0052" calcext:value-type="float">
            <text:p>1,0052</text:p>
          </table:table-cell>
          <table:table-cell office:value-type="float" office:value="1.0144" calcext:value-type="float">
            <text:p>1,0144</text:p>
          </table:table-cell>
          <table:table-cell office:value-type="float" office:value="1.0065" calcext:value-type="float">
            <text:p>1,00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tableEtaC(22</text:p>
          </table:table-cell>
          <table:table-cell office:value-type="string" calcext:value-type="string">
            <text:p>5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6667" calcext:value-type="float">
            <text:p>0,6667</text:p>
          </table:table-cell>
          <table:table-cell office:value-type="float" office:value="0.8571" calcext:value-type="float">
            <text:p>0,8571</text:p>
          </table:table-cell>
          <table:table-cell office:value-type="float" office:value="1" calcext:value-type="float">
            <text:p>1</text:p>
          </table:table-cell>
          <table:table-cell office:value-type="float" office:value="1.1429" calcext:value-type="float">
            <text:p>1,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8*[.C52]" office:value-type="float" office:value="0.40008" calcext:value-type="float">
            <text:p>0,40008</text:p>
          </table:table-cell>
          <table:table-cell office:value-type="float" office:value="0.5001" calcext:value-type="float">
            <text:p>0,5001</text:p>
          </table:table-cell>
          <table:table-cell office:value-type="float" office:value="0.47" calcext:value-type="float">
            <text:p>0,47</text:p>
          </table:table-cell>
          <table:table-cell office:value-type="float" office:value="0.4499" calcext:value-type="float">
            <text:p>0,4499</text:p>
          </table:table-cell>
          <table:table-cell office:value-type="float" office:value="0.4003" calcext:value-type="float">
            <text:p>0,4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8*[.C53]" office:value-type="float" office:value="0.42192" calcext:value-type="float">
            <text:p>0,42192</text:p>
          </table:table-cell>
          <table:table-cell office:value-type="float" office:value="0.5274" calcext:value-type="float">
            <text:p>0,5274</text:p>
          </table:table-cell>
          <table:table-cell office:value-type="float" office:value="0.4863" calcext:value-type="float">
            <text:p>0,4863</text:p>
          </table:table-cell>
          <table:table-cell office:value-type="float" office:value="0.485" calcext:value-type="float">
            <text:p>0,485</text:p>
          </table:table-cell>
          <table:table-cell office:value-type="float" office:value="0.4279" calcext:value-type="float">
            <text:p>0,4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8*[.C54]" office:value-type="float" office:value="0.4448" calcext:value-type="float">
            <text:p>0,4448</text:p>
          </table:table-cell>
          <table:table-cell office:value-type="float" office:value="0.556" calcext:value-type="float">
            <text:p>0,556</text:p>
          </table:table-cell>
          <table:table-cell office:value-type="float" office:value="0.5089" calcext:value-type="float">
            <text:p>0,5089</text:p>
          </table:table-cell>
          <table:table-cell office:value-type="float" office:value="0.518" calcext:value-type="float">
            <text:p>0,518</text:p>
          </table:table-cell>
          <table:table-cell office:value-type="float" office:value="0.4579" calcext:value-type="float">
            <text:p>0,4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8*[.C55]" office:value-type="float" office:value="0.4684" calcext:value-type="float">
            <text:p>0,4684</text:p>
          </table:table-cell>
          <table:table-cell office:value-type="float" office:value="0.5855" calcext:value-type="float">
            <text:p>0,5855</text:p>
          </table:table-cell>
          <table:table-cell office:value-type="float" office:value="0.5365" calcext:value-type="float">
            <text:p>0,5365</text:p>
          </table:table-cell>
          <table:table-cell office:value-type="float" office:value="0.5492" calcext:value-type="float">
            <text:p>0,5492</text:p>
          </table:table-cell>
          <table:table-cell office:value-type="float" office:value="0.4898" calcext:value-type="float">
            <text:p>0,4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8*[.C56]" office:value-type="float" office:value="0.49208" calcext:value-type="float">
            <text:p>0,49208</text:p>
          </table:table-cell>
          <table:table-cell office:value-type="float" office:value="0.6151" calcext:value-type="float">
            <text:p>0,6151</text:p>
          </table:table-cell>
          <table:table-cell office:value-type="float" office:value="0.5678" calcext:value-type="float">
            <text:p>0,5678</text:p>
          </table:table-cell>
          <table:table-cell office:value-type="float" office:value="0.5787" calcext:value-type="float">
            <text:p>0,5787</text:p>
          </table:table-cell>
          <table:table-cell office:value-type="float" office:value="0.5229" calcext:value-type="float">
            <text:p>0,5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8*[.C57]" office:value-type="float" office:value="0.5156" calcext:value-type="float">
            <text:p>0,5156</text:p>
          </table:table-cell>
          <table:table-cell office:value-type="float" office:value="0.6445" calcext:value-type="float">
            <text:p>0,6445</text:p>
          </table:table-cell>
          <table:table-cell office:value-type="float" office:value="0.6012" calcext:value-type="float">
            <text:p>0,6012</text:p>
          </table:table-cell>
          <table:table-cell office:value-type="float" office:value="0.6067" calcext:value-type="float">
            <text:p>0,6067</text:p>
          </table:table-cell>
          <table:table-cell office:value-type="float" office:value="0.5564" calcext:value-type="float">
            <text:p>0,55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8*[.C58]" office:value-type="float" office:value="0.53848" calcext:value-type="float">
            <text:p>0,53848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6356" calcext:value-type="float">
            <text:p>0,6356</text:p>
          </table:table-cell>
          <table:table-cell office:value-type="float" office:value="0.6333" calcext:value-type="float">
            <text:p>0,6333</text:p>
          </table:table-cell>
          <table:table-cell office:value-type="float" office:value="0.5898" calcext:value-type="float">
            <text:p>0,5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8*[.C59]" office:value-type="float" office:value="0.56032" calcext:value-type="float">
            <text:p>0,56032</text:p>
          </table:table-cell>
          <table:table-cell office:value-type="float" office:value="0.7004" calcext:value-type="float">
            <text:p>0,7004</text:p>
          </table:table-cell>
          <table:table-cell office:value-type="float" office:value="0.6695" calcext:value-type="float">
            <text:p>0,6695</text:p>
          </table:table-cell>
          <table:table-cell office:value-type="float" office:value="0.6588" calcext:value-type="float">
            <text:p>0,6588</text:p>
          </table:table-cell>
          <table:table-cell office:value-type="float" office:value="0.6224" calcext:value-type="float">
            <text:p>0,6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8*[.C60]" office:value-type="float" office:value="0.58064" calcext:value-type="float">
            <text:p>0,58064</text:p>
          </table:table-cell>
          <table:table-cell office:value-type="float" office:value="0.7258" calcext:value-type="float">
            <text:p>0,7258</text:p>
          </table:table-cell>
          <table:table-cell office:value-type="float" office:value="0.7015" calcext:value-type="float">
            <text:p>0,7015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6536" calcext:value-type="float">
            <text:p>0,6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8*[.C61]" office:value-type="float" office:value="0.59904" calcext:value-type="float">
            <text:p>0,59904</text:p>
          </table:table-cell>
          <table:table-cell office:value-type="float" office:value="0.7488" calcext:value-type="float">
            <text:p>0,7488</text:p>
          </table:table-cell>
          <table:table-cell office:value-type="float" office:value="0.7303" calcext:value-type="float">
            <text:p>0,7303</text:p>
          </table:table-cell>
          <table:table-cell office:value-type="float" office:value="0.7067" calcext:value-type="float">
            <text:p>0,7067</text:p>
          </table:table-cell>
          <table:table-cell office:value-type="float" office:value="0.6826" calcext:value-type="float">
            <text:p>0,6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8*[.C62]" office:value-type="float" office:value="0.61504" calcext:value-type="float">
            <text:p>0,61504</text:p>
          </table:table-cell>
          <table:table-cell office:value-type="float" office:value="0.7688" calcext:value-type="float">
            <text:p>0,7688</text:p>
          </table:table-cell>
          <table:table-cell office:value-type="float" office:value="0.7545" calcext:value-type="float">
            <text:p>0,7545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088" calcext:value-type="float">
            <text:p>0,7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8*[.C63]" office:value-type="float" office:value="0.6272" calcext:value-type="float">
            <text:p>0,6272</text:p>
          </table:table-cell>
          <table:table-cell office:value-type="float" office:value="0.784" calcext:value-type="float">
            <text:p>0,784</text:p>
          </table:table-cell>
          <table:table-cell office:value-type="float" office:value="0.773" calcext:value-type="float">
            <text:p>0,773</text:p>
          </table:table-cell>
          <table:table-cell office:value-type="float" office:value="0.7512" calcext:value-type="float">
            <text:p>0,7512</text:p>
          </table:table-cell>
          <table:table-cell office:value-type="float" office:value="0.7316" calcext:value-type="float">
            <text:p>0,7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8*[.C64]" office:value-type="float" office:value="0.63336" calcext:value-type="float">
            <text:p>0,63336</text:p>
          </table:table-cell>
          <table:table-cell office:value-type="float" office:value="0.7917" calcext:value-type="float">
            <text:p>0,7917</text:p>
          </table:table-cell>
          <table:table-cell office:value-type="float" office:value="0.7849" calcext:value-type="float">
            <text:p>0,7849</text:p>
          </table:table-cell>
          <table:table-cell office:value-type="float" office:value="0.7699" calcext:value-type="float">
            <text:p>0,7699</text:p>
          </table:table-cell>
          <table:table-cell office:value-type="float" office:value="0.7503" calcext:value-type="float">
            <text:p>0,7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8*[.C65]" office:value-type="float" office:value="0.63144" calcext:value-type="float">
            <text:p>0,63144</text:p>
          </table:table-cell>
          <table:table-cell office:value-type="float" office:value="0.7893" calcext:value-type="float">
            <text:p>0,7893</text:p>
          </table:table-cell>
          <table:table-cell office:value-type="float" office:value="0.7894" calcext:value-type="float">
            <text:p>0,7894</text:p>
          </table:table-cell>
          <table:table-cell office:value-type="float" office:value="0.784" calcext:value-type="float">
            <text:p>0,784</text:p>
          </table:table-cell>
          <table:table-cell office:value-type="float" office:value="0.7643" calcext:value-type="float">
            <text:p>0,7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8*[.C66]" office:value-type="float" office:value="0.61928" calcext:value-type="float">
            <text:p>0,61928</text:p>
          </table:table-cell>
          <table:table-cell office:value-type="float" office:value="0.7741" calcext:value-type="float">
            <text:p>0,7741</text:p>
          </table:table-cell>
          <table:table-cell office:value-type="float" office:value="0.7858" calcext:value-type="float">
            <text:p>0,7858</text:p>
          </table:table-cell>
          <table:table-cell office:value-type="float" office:value="0.7919" calcext:value-type="float">
            <text:p>0,7919</text:p>
          </table:table-cell>
          <table:table-cell office:value-type="float" office:value="0.7731" calcext:value-type="float">
            <text:p>0,77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8*[.C67]" office:value-type="float" office:value="0.59488" calcext:value-type="float">
            <text:p>0,59488</text:p>
          </table:table-cell>
          <table:table-cell office:value-type="float" office:value="0.7436" calcext:value-type="float">
            <text:p>0,7436</text:p>
          </table:table-cell>
          <table:table-cell office:value-type="float" office:value="0.7732" calcext:value-type="float">
            <text:p>0,7732</text:p>
          </table:table-cell>
          <table:table-cell office:value-type="float" office:value="0.7919" calcext:value-type="float">
            <text:p>0,7919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8*[.C68]" office:value-type="float" office:value="0.55576" calcext:value-type="float">
            <text:p>0,55576</text:p>
          </table:table-cell>
          <table:table-cell office:value-type="float" office:value="0.6947" calcext:value-type="float">
            <text:p>0,6947</text:p>
          </table:table-cell>
          <table:table-cell office:value-type="float" office:value="0.7503" calcext:value-type="float">
            <text:p>0,7503</text:p>
          </table:table-cell>
          <table:table-cell office:value-type="float" office:value="0.7769" calcext:value-type="float">
            <text:p>0,7769</text:p>
          </table:table-cell>
          <table:table-cell office:value-type="float" office:value="0.7809" calcext:value-type="float">
            <text:p>0,78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8*[.C69]" office:value-type="float" office:value="0.49408" calcext:value-type="float">
            <text:p>0,49408</text:p>
          </table:table-cell>
          <table:table-cell office:value-type="float" office:value="0.6176" calcext:value-type="float">
            <text:p>0,6176</text:p>
          </table:table-cell>
          <table:table-cell office:value-type="float" office:value="0.6994" calcext:value-type="float">
            <text:p>0,6994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7837" calcext:value-type="float">
            <text:p>0,78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8*[.C70]" office:value-type="float" office:value="0.39384" calcext:value-type="float">
            <text:p>0,39384</text:p>
          </table:table-cell>
          <table:table-cell office:value-type="float" office:value="0.4923" calcext:value-type="float">
            <text:p>0,4923</text:p>
          </table:table-cell>
          <table:table-cell office:value-type="float" office:value="0.5839" calcext:value-type="float">
            <text:p>0,5839</text:p>
          </table:table-cell>
          <table:table-cell office:value-type="float" office:value="0.6214" calcext:value-type="float">
            <text:p>0,6214</text:p>
          </table:table-cell>
          <table:table-cell office:value-type="float" office:value="0.7572" calcext:value-type="float">
            <text:p>0,7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8*[.C71]" office:value-type="float" office:value="0.23856" calcext:value-type="float">
            <text:p>0,23856</text:p>
          </table:table-cell>
          <table:table-cell office:value-type="float" office:value="0.2982" calcext:value-type="float">
            <text:p>0,2982</text:p>
          </table:table-cell>
          <table:table-cell office:value-type="float" office:value="0.3664" calcext:value-type="float">
            <text:p>0,3664</text:p>
          </table:table-cell>
          <table:table-cell office:value-type="float" office:value="0.4379" calcext:value-type="float">
            <text:p>0,4379</text:p>
          </table:table-cell>
          <table:table-cell office:value-type="float" office:value="0.5616" calcext:value-type="float">
            <text:p>0,56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8*[.C72]" office:value-type="float" office:value="0.01168" calcext:value-type="float">
            <text:p>0,01168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1553" calcext:value-type="float">
            <text:p>0,1553</text:p>
          </table:table-cell>
          <table:table-cell office:value-type="float" office:value="0.0326" calcext:value-type="float">
            <text:p>0,0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1:41:19.232605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0:24:04.436375202</meta:creation-date>
    <dc:date>2025-10-20T11:54:53.026709752</dc:date>
    <meta:editing-duration>PT13M5S</meta:editing-duration>
    <meta:editing-cycles>3</meta:editing-cycles>
    <meta:generator>LibreOffice/24.2.7.2$Linux_X86_64 LibreOffice_project/420$Build-2</meta:generator>
    <meta:document-statistic meta:table-count="1" meta:cell-count="40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205cm" style:legend-expansion="high" chart:style-name="ch2"/>
        <chart:plot-area chart:style-name="ch3" table:cell-range-address="Feuille1.C4:Feuille1.C24 Feuille1.B28:Feuille1.F48" svg:x="0.32cm" svg:y="0.18cm" svg:width="12.402cm" svg:height="8.64cm">
          <chart:coordinate-region svg:x="1.047cm" svg:y="0.379cm" svg:width="11.4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8:Feuille1.C48" chart:class="chart:scatter">
            <chart:domain table:cell-range-address="Feuille1.C4:Feuille1.C24"/>
            <chart:data-point chart:repeated="21"/>
          </chart:series>
          <chart:series chart:style-name="ch8" chart:values-cell-range-address="Feuille1.D28:Feuille1.D48" chart:class="chart:scatter">
            <chart:domain table:cell-range-address="Feuille1.D4:Feuille1.D24"/>
            <chart:data-point chart:repeated="21"/>
          </chart:series>
          <chart:series chart:style-name="ch9" chart:values-cell-range-address="Feuille1.E28:Feuille1.E48" chart:class="chart:scatter">
            <chart:domain table:cell-range-address="Feuille1.E4:Feuille1.E24"/>
            <chart:data-point chart:repeated="21"/>
          </chart:series>
          <chart:series chart:style-name="ch10" chart:values-cell-range-address="Feuille1.F28:Feuille1.F48" chart:class="chart:scatter">
            <chart:domain table:cell-range-address="Feuille1.F4:Feuille1.F24"/>
            <chart:data-point chart:repeated="21"/>
          </chart:series>
          <chart:series chart:style-name="ch11" chart:values-cell-range-address="Feuille1.B28:Feuille1.B48" chart:class="chart:scatter">
            <chart:domain table:cell-range-address="Feuille1.B4:Feuille1.B24"/>
            <chart:data-point chart:repeated="21"/>
          </chart:series>
          <chart:wall chart:style-name="ch12"/>
          <chart:floor chart:style-name="ch13"/>
        </chart:plot-area>
        <draw:frame draw:style-name="gr1" draw:text-style-name="P1" svg:width="1cm" svg:height="1cm" svg:x="0cm" svg:y="0cm">
          <draw:image xlink:href="Pictures/2000000600003E8100002329E808723B.svm" xlink:type="simple" xlink:show="embed" xlink:actuate="onLoad" draw:mime-type="image/x-svm">
            <text:p/>
          </draw:image>
          <draw:image xlink:href="Pictures/100000010000025E0000015568D9D85D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F</text:p>
              </table:table-cell>
              <table:table-cell office:value-type="string">
                <text:p>Colonne B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4:Feuille1.C24</svg:desc>
                </draw:g>
              </table:table-cell>
              <table:table-cell office:value-type="float" office:value="1.225">
                <text:p>1.225</text:p>
                <draw:g>
                  <svg:desc>Feuille1.C28:Feuille1.C48</svg:desc>
                </draw:g>
              </table:table-cell>
              <table:table-cell office:value-type="float" office:value="0">
                <text:p>0</text:p>
                <draw:g>
                  <svg:desc>Feuille1.D4:Feuille1.D24</svg:desc>
                </draw:g>
              </table:table-cell>
              <table:table-cell office:value-type="float" office:value="1.4">
                <text:p>1.4</text:p>
                <draw:g>
                  <svg:desc>Feuille1.D28:Feuille1.D48</svg:desc>
                </draw:g>
              </table:table-cell>
              <table:table-cell office:value-type="float" office:value="0">
                <text:p>0</text:p>
                <draw:g>
                  <svg:desc>Feuille1.E4:Feuille1.E24</svg:desc>
                </draw:g>
              </table:table-cell>
              <table:table-cell office:value-type="float" office:value="1.5199">
                <text:p>1.5199</text:p>
                <draw:g>
                  <svg:desc>Feuille1.E28:Feuille1.E48</svg:desc>
                </draw:g>
              </table:table-cell>
              <table:table-cell office:value-type="float" office:value="0">
                <text:p>0</text:p>
                <draw:g>
                  <svg:desc>Feuille1.F4:Feuille1.F24</svg:desc>
                </draw:g>
              </table:table-cell>
              <table:table-cell office:value-type="float" office:value="1.6701">
                <text:p>1.6701</text:p>
                <draw:g>
                  <svg:desc>Feuille1.F28:Feuille1.F48</svg:desc>
                </draw:g>
              </table:table-cell>
              <table:table-cell office:value-type="float" office:value="0">
                <text:p>0</text:p>
                <draw:g>
                  <svg:desc>Feuille1.B4:Feuille1.B24</svg:desc>
                </draw:g>
              </table:table-cell>
              <table:table-cell office:value-type="float" office:value="1.06666666666667">
                <text:p>1.06666666666667</text:p>
                <draw:g>
                  <svg:desc>Feuille1.B28:Feuille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4">
                <text:p>0.0154</text:p>
              </table:table-cell>
              <table:table-cell office:value-type="float" office:value="1.2169">
                <text:p>1.2169</text:p>
              </table:table-cell>
              <table:table-cell office:value-type="float" office:value="0.0191">
                <text:p>0.0191</text:p>
              </table:table-cell>
              <table:table-cell office:value-type="float" office:value="1.3819">
                <text:p>1.3819</text:p>
              </table:table-cell>
              <table:table-cell office:value-type="float" office:value="0.0217">
                <text:p>0.0217</text:p>
              </table:table-cell>
              <table:table-cell office:value-type="float" office:value="1.518">
                <text:p>1.518</text:p>
              </table:table-cell>
              <table:table-cell office:value-type="float" office:value="0.0232">
                <text:p>0.0232</text:p>
              </table:table-cell>
              <table:table-cell office:value-type="float" office:value="1.6639">
                <text:p>1.6639</text:p>
              </table:table-cell>
              <table:table-cell office:value-type="float" office:value="0.00636666666666667">
                <text:p>0.00636666666666667</text:p>
              </table:table-cell>
              <table:table-cell office:value-type="float" office:value="1.06365">
                <text:p>1.06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9">
                <text:p>0.0309</text:p>
              </table:table-cell>
              <table:table-cell office:value-type="float" office:value="1.2108">
                <text:p>1.2108</text:p>
              </table:table-cell>
              <table:table-cell office:value-type="float" office:value="0.0383">
                <text:p>0.0383</text:p>
              </table:table-cell>
              <table:table-cell office:value-type="float" office:value="1.3678">
                <text:p>1.3678</text:p>
              </table:table-cell>
              <table:table-cell office:value-type="float" office:value="0.0434">
                <text:p>0.0434</text:p>
              </table:table-cell>
              <table:table-cell office:value-type="float" office:value="1.5139">
                <text:p>1.5139</text:p>
              </table:table-cell>
              <table:table-cell office:value-type="float" office:value="0.0465">
                <text:p>0.0465</text:p>
              </table:table-cell>
              <table:table-cell office:value-type="float" office:value="1.6588">
                <text:p>1.6588</text:p>
              </table:table-cell>
              <table:table-cell office:value-type="float" office:value="0.0127666666666667">
                <text:p>0.0127666666666667</text:p>
              </table:table-cell>
              <table:table-cell office:value-type="float" office:value="1.0613">
                <text:p>1.0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3">
                <text:p>0.0463</text:p>
              </table:table-cell>
              <table:table-cell office:value-type="float" office:value="1.2065">
                <text:p>1.2065</text:p>
              </table:table-cell>
              <table:table-cell office:value-type="float" office:value="0.0574">
                <text:p>0.0574</text:p>
              </table:table-cell>
              <table:table-cell office:value-type="float" office:value="1.3571">
                <text:p>1.3571</text:p>
              </table:table-cell>
              <table:table-cell office:value-type="float" office:value="0.0651">
                <text:p>0.0651</text:p>
              </table:table-cell>
              <table:table-cell office:value-type="float" office:value="1.5082">
                <text:p>1.5082</text:p>
              </table:table-cell>
              <table:table-cell office:value-type="float" office:value="0.0697">
                <text:p>0.0697</text:p>
              </table:table-cell>
              <table:table-cell office:value-type="float" office:value="1.6547">
                <text:p>1.6547</text:p>
              </table:table-cell>
              <table:table-cell office:value-type="float" office:value="0.0191333333333333">
                <text:p>0.0191333333333333</text:p>
              </table:table-cell>
              <table:table-cell office:value-type="float" office:value="1.05951666666667">
                <text:p>1.0595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8">
                <text:p>0.0618</text:p>
              </table:table-cell>
              <table:table-cell office:value-type="float" office:value="1.2036">
                <text:p>1.2036</text:p>
              </table:table-cell>
              <table:table-cell office:value-type="float" office:value="0.0765">
                <text:p>0.0765</text:p>
              </table:table-cell>
              <table:table-cell office:value-type="float" office:value="1.3494">
                <text:p>1.3494</text:p>
              </table:table-cell>
              <table:table-cell office:value-type="float" office:value="0.0868">
                <text:p>0.0868</text:p>
              </table:table-cell>
              <table:table-cell office:value-type="float" office:value="1.5014">
                <text:p>1.5014</text:p>
              </table:table-cell>
              <table:table-cell office:value-type="float" office:value="0.0929">
                <text:p>0.0929</text:p>
              </table:table-cell>
              <table:table-cell office:value-type="float" office:value="1.6513">
                <text:p>1.6513</text:p>
              </table:table-cell>
              <table:table-cell office:value-type="float" office:value="0.0255">
                <text:p>0.0255</text:p>
              </table:table-cell>
              <table:table-cell office:value-type="float" office:value="1.05823333333333">
                <text:p>1.0582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2">
                <text:p>0.0772</text:p>
              </table:table-cell>
              <table:table-cell office:value-type="float" office:value="1.2018">
                <text:p>1.2018</text:p>
              </table:table-cell>
              <table:table-cell office:value-type="float" office:value="0.0956">
                <text:p>0.0956</text:p>
              </table:table-cell>
              <table:table-cell office:value-type="float" office:value="1.3441">
                <text:p>1.3441</text:p>
              </table:table-cell>
              <table:table-cell office:value-type="float" office:value="0.1086">
                <text:p>0.1086</text:p>
              </table:table-cell>
              <table:table-cell office:value-type="float" office:value="1.4941">
                <text:p>1.4941</text:p>
              </table:table-cell>
              <table:table-cell office:value-type="float" office:value="0.1161">
                <text:p>0.1161</text:p>
              </table:table-cell>
              <table:table-cell office:value-type="float" office:value="1.6486">
                <text:p>1.6486</text:p>
              </table:table-cell>
              <table:table-cell office:value-type="float" office:value="0.0318666666666667">
                <text:p>0.0318666666666667</text:p>
              </table:table-cell>
              <table:table-cell office:value-type="float" office:value="1.05735">
                <text:p>1.05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6">
                <text:p>0.0926</text:p>
              </table:table-cell>
              <table:table-cell office:value-type="float" office:value="1.2006">
                <text:p>1.2006</text:p>
              </table:table-cell>
              <table:table-cell office:value-type="float" office:value="0.1148">
                <text:p>0.1148</text:p>
              </table:table-cell>
              <table:table-cell office:value-type="float" office:value="1.3407">
                <text:p>1.3407</text:p>
              </table:table-cell>
              <table:table-cell office:value-type="float" office:value="0.1303">
                <text:p>0.1303</text:p>
              </table:table-cell>
              <table:table-cell office:value-type="float" office:value="1.4868">
                <text:p>1.4868</text:p>
              </table:table-cell>
              <table:table-cell office:value-type="float" office:value="0.1394">
                <text:p>0.1394</text:p>
              </table:table-cell>
              <table:table-cell office:value-type="float" office:value="1.6463">
                <text:p>1.6463</text:p>
              </table:table-cell>
              <table:table-cell office:value-type="float" office:value="0.0382666666666667">
                <text:p>0.0382666666666667</text:p>
              </table:table-cell>
              <table:table-cell office:value-type="float" office:value="1.05678333333333">
                <text:p>1.0567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1">
                <text:p>0.1081</text:p>
              </table:table-cell>
              <table:table-cell office:value-type="float" office:value="1.1998">
                <text:p>1.1998</text:p>
              </table:table-cell>
              <table:table-cell office:value-type="float" office:value="0.1339">
                <text:p>0.1339</text:p>
              </table:table-cell>
              <table:table-cell office:value-type="float" office:value="1.3387">
                <text:p>1.3387</text:p>
              </table:table-cell>
              <table:table-cell office:value-type="float" office:value="0.152">
                <text:p>0.152</text:p>
              </table:table-cell>
              <table:table-cell office:value-type="float" office:value="1.4801">
                <text:p>1.4801</text:p>
              </table:table-cell>
              <table:table-cell office:value-type="float" office:value="0.1626">
                <text:p>0.1626</text:p>
              </table:table-cell>
              <table:table-cell office:value-type="float" office:value="1.6444">
                <text:p>1.6444</text:p>
              </table:table-cell>
              <table:table-cell office:value-type="float" office:value="0.0446333333333333">
                <text:p>0.0446333333333333</text:p>
              </table:table-cell>
              <table:table-cell office:value-type="float" office:value="1.05645">
                <text:p>1.05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5">
                <text:p>0.1235</text:p>
              </table:table-cell>
              <table:table-cell office:value-type="float" office:value="1.1989">
                <text:p>1.1989</text:p>
              </table:table-cell>
              <table:table-cell office:value-type="float" office:value="0.153">
                <text:p>0.153</text:p>
              </table:table-cell>
              <table:table-cell office:value-type="float" office:value="1.3376">
                <text:p>1.3376</text:p>
              </table:table-cell>
              <table:table-cell office:value-type="float" office:value="0.1737">
                <text:p>0.1737</text:p>
              </table:table-cell>
              <table:table-cell office:value-type="float" office:value="1.4745">
                <text:p>1.4745</text:p>
              </table:table-cell>
              <table:table-cell office:value-type="float" office:value="0.1858">
                <text:p>0.1858</text:p>
              </table:table-cell>
              <table:table-cell office:value-type="float" office:value="1.6426">
                <text:p>1.6426</text:p>
              </table:table-cell>
              <table:table-cell office:value-type="float" office:value="0.051">
                <text:p>0.051</text:p>
              </table:table-cell>
              <table:table-cell office:value-type="float" office:value="1.05626666666667">
                <text:p>1.0562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89">
                <text:p>0.1389</text:p>
              </table:table-cell>
              <table:table-cell office:value-type="float" office:value="1.1976">
                <text:p>1.1976</text:p>
              </table:table-cell>
              <table:table-cell office:value-type="float" office:value="0.1722">
                <text:p>0.1722</text:p>
              </table:table-cell>
              <table:table-cell office:value-type="float" office:value="1.3368">
                <text:p>1.3368</text:p>
              </table:table-cell>
              <table:table-cell office:value-type="float" office:value="0.1954">
                <text:p>0.1954</text:p>
              </table:table-cell>
              <table:table-cell office:value-type="float" office:value="1.4706">
                <text:p>1.4706</text:p>
              </table:table-cell>
              <table:table-cell office:value-type="float" office:value="0.2091">
                <text:p>0.2091</text:p>
              </table:table-cell>
              <table:table-cell office:value-type="float" office:value="1.6409">
                <text:p>1.6409</text:p>
              </table:table-cell>
              <table:table-cell office:value-type="float" office:value="0.0574">
                <text:p>0.0574</text:p>
              </table:table-cell>
              <table:table-cell office:value-type="float" office:value="1.05613333333333">
                <text:p>1.0561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4">
                <text:p>0.1544</text:p>
              </table:table-cell>
              <table:table-cell office:value-type="float" office:value="1.1956">
                <text:p>1.1956</text:p>
              </table:table-cell>
              <table:table-cell office:value-type="float" office:value="0.1913">
                <text:p>0.1913</text:p>
              </table:table-cell>
              <table:table-cell office:value-type="float" office:value="1.3359">
                <text:p>1.3359</text:p>
              </table:table-cell>
              <table:table-cell office:value-type="float" office:value="0.2171">
                <text:p>0.2171</text:p>
              </table:table-cell>
              <table:table-cell office:value-type="float" office:value="1.469">
                <text:p>1.469</text:p>
              </table:table-cell>
              <table:table-cell office:value-type="float" office:value="0.2323">
                <text:p>0.2323</text:p>
              </table:table-cell>
              <table:table-cell office:value-type="float" office:value="1.639">
                <text:p>1.639</text:p>
              </table:table-cell>
              <table:table-cell office:value-type="float" office:value="0.0637666666666667">
                <text:p>0.0637666666666667</text:p>
              </table:table-cell>
              <table:table-cell office:value-type="float" office:value="1.05598333333333">
                <text:p>1.05598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8">
                <text:p>0.1698</text:p>
              </table:table-cell>
              <table:table-cell office:value-type="float" office:value="1.1924">
                <text:p>1.1924</text:p>
              </table:table-cell>
              <table:table-cell office:value-type="float" office:value="0.2104">
                <text:p>0.2104</text:p>
              </table:table-cell>
              <table:table-cell office:value-type="float" office:value="1.334">
                <text:p>1.334</text:p>
              </table:table-cell>
              <table:table-cell office:value-type="float" office:value="0.2388">
                <text:p>0.2388</text:p>
              </table:table-cell>
              <table:table-cell office:value-type="float" office:value="1.4688">
                <text:p>1.4688</text:p>
              </table:table-cell>
              <table:table-cell office:value-type="float" office:value="0.2555">
                <text:p>0.2555</text:p>
              </table:table-cell>
              <table:table-cell office:value-type="float" office:value="1.6369">
                <text:p>1.6369</text:p>
              </table:table-cell>
              <table:table-cell office:value-type="float" office:value="0.0701333333333333">
                <text:p>0.0701333333333333</text:p>
              </table:table-cell>
              <table:table-cell office:value-type="float" office:value="1.05566666666667">
                <text:p>1.055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53">
                <text:p>0.1853</text:p>
              </table:table-cell>
              <table:table-cell office:value-type="float" office:value="1.1871">
                <text:p>1.1871</text:p>
              </table:table-cell>
              <table:table-cell office:value-type="float" office:value="0.2295">
                <text:p>0.2295</text:p>
              </table:table-cell>
              <table:table-cell office:value-type="float" office:value="1.3297">
                <text:p>1.3297</text:p>
              </table:table-cell>
              <table:table-cell office:value-type="float" office:value="0.2605">
                <text:p>0.2605</text:p>
              </table:table-cell>
              <table:table-cell office:value-type="float" office:value="1.4677">
                <text:p>1.4677</text:p>
              </table:table-cell>
              <table:table-cell office:value-type="float" office:value="0.2788">
                <text:p>0.2788</text:p>
              </table:table-cell>
              <table:table-cell office:value-type="float" office:value="1.6343">
                <text:p>1.6343</text:p>
              </table:table-cell>
              <table:table-cell office:value-type="float" office:value="0.0765">
                <text:p>0.0765</text:p>
              </table:table-cell>
              <table:table-cell office:value-type="float" office:value="1.05495">
                <text:p>1.0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07">
                <text:p>0.2007</text:p>
              </table:table-cell>
              <table:table-cell office:value-type="float" office:value="1.1793">
                <text:p>1.1793</text:p>
              </table:table-cell>
              <table:table-cell office:value-type="float" office:value="0.2487">
                <text:p>0.2487</text:p>
              </table:table-cell>
              <table:table-cell office:value-type="float" office:value="1.3218">
                <text:p>1.3218</text:p>
              </table:table-cell>
              <table:table-cell office:value-type="float" office:value="0.2822">
                <text:p>0.2822</text:p>
              </table:table-cell>
              <table:table-cell office:value-type="float" office:value="1.4631">
                <text:p>1.4631</text:p>
              </table:table-cell>
              <table:table-cell office:value-type="float" office:value="0.302">
                <text:p>0.302</text:p>
              </table:table-cell>
              <table:table-cell office:value-type="float" office:value="1.6311">
                <text:p>1.6311</text:p>
              </table:table-cell>
              <table:table-cell office:value-type="float" office:value="0.0829">
                <text:p>0.0829</text:p>
              </table:table-cell>
              <table:table-cell office:value-type="float" office:value="1.05363333333333">
                <text:p>1.0536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1">
                <text:p>0.2161</text:p>
              </table:table-cell>
              <table:table-cell office:value-type="float" office:value="1.1681">
                <text:p>1.1681</text:p>
              </table:table-cell>
              <table:table-cell office:value-type="float" office:value="0.2678">
                <text:p>0.2678</text:p>
              </table:table-cell>
              <table:table-cell office:value-type="float" office:value="1.3087">
                <text:p>1.3087</text:p>
              </table:table-cell>
              <table:table-cell office:value-type="float" office:value="0.3039">
                <text:p>0.3039</text:p>
              </table:table-cell>
              <table:table-cell office:value-type="float" office:value="1.4524">
                <text:p>1.4524</text:p>
              </table:table-cell>
              <table:table-cell office:value-type="float" office:value="0.3252">
                <text:p>0.3252</text:p>
              </table:table-cell>
              <table:table-cell office:value-type="float" office:value="1.6266">
                <text:p>1.6266</text:p>
              </table:table-cell>
              <table:table-cell office:value-type="float" office:value="0.0892666666666667">
                <text:p>0.0892666666666667</text:p>
              </table:table-cell>
              <table:table-cell office:value-type="float" office:value="1.05145">
                <text:p>1.05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6">
                <text:p>0.2316</text:p>
              </table:table-cell>
              <table:table-cell office:value-type="float" office:value="1.153">
                <text:p>1.153</text:p>
              </table:table-cell>
              <table:table-cell office:value-type="float" office:value="0.2869">
                <text:p>0.2869</text:p>
              </table:table-cell>
              <table:table-cell office:value-type="float" office:value="1.2891">
                <text:p>1.2891</text:p>
              </table:table-cell>
              <table:table-cell office:value-type="float" office:value="0.3257">
                <text:p>0.3257</text:p>
              </table:table-cell>
              <table:table-cell office:value-type="float" office:value="1.4329">
                <text:p>1.4329</text:p>
              </table:table-cell>
              <table:table-cell office:value-type="float" office:value="0.3484">
                <text:p>0.3484</text:p>
              </table:table-cell>
              <table:table-cell office:value-type="float" office:value="1.6171">
                <text:p>1.6171</text:p>
              </table:table-cell>
              <table:table-cell office:value-type="float" office:value="0.0956333333333333">
                <text:p>0.0956333333333333</text:p>
              </table:table-cell>
              <table:table-cell office:value-type="float" office:value="1.04818333333333">
                <text:p>1.0481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7">
                <text:p>0.247</text:p>
              </table:table-cell>
              <table:table-cell office:value-type="float" office:value="1.1333">
                <text:p>1.1333</text:p>
              </table:table-cell>
              <table:table-cell office:value-type="float" office:value="0.3061">
                <text:p>0.3061</text:p>
              </table:table-cell>
              <table:table-cell office:value-type="float" office:value="1.2616">
                <text:p>1.2616</text:p>
              </table:table-cell>
              <table:table-cell office:value-type="float" office:value="0.3474">
                <text:p>0.3474</text:p>
              </table:table-cell>
              <table:table-cell office:value-type="float" office:value="1.401">
                <text:p>1.401</text:p>
              </table:table-cell>
              <table:table-cell office:value-type="float" office:value="0.3717">
                <text:p>0.3717</text:p>
              </table:table-cell>
              <table:table-cell office:value-type="float" office:value="1.5974">
                <text:p>1.5974</text:p>
              </table:table-cell>
              <table:table-cell office:value-type="float" office:value="0.102033333333333">
                <text:p>0.102033333333333</text:p>
              </table:table-cell>
              <table:table-cell office:value-type="float" office:value="1.0436">
                <text:p>1.0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5">
                <text:p>0.2625</text:p>
              </table:table-cell>
              <table:table-cell office:value-type="float" office:value="1.1085">
                <text:p>1.1085</text:p>
              </table:table-cell>
              <table:table-cell office:value-type="float" office:value="0.3252">
                <text:p>0.3252</text:p>
              </table:table-cell>
              <table:table-cell office:value-type="float" office:value="1.2235">
                <text:p>1.2235</text:p>
              </table:table-cell>
              <table:table-cell office:value-type="float" office:value="0.3691">
                <text:p>0.3691</text:p>
              </table:table-cell>
              <table:table-cell office:value-type="float" office:value="1.3501">
                <text:p>1.3501</text:p>
              </table:table-cell>
              <table:table-cell office:value-type="float" office:value="0.3949">
                <text:p>0.3949</text:p>
              </table:table-cell>
              <table:table-cell office:value-type="float" office:value="1.5625">
                <text:p>1.5625</text:p>
              </table:table-cell>
              <table:table-cell office:value-type="float" office:value="0.1084">
                <text:p>0.1084</text:p>
              </table:table-cell>
              <table:table-cell office:value-type="float" office:value="1.03725">
                <text:p>1.03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79">
                <text:p>0.2779</text:p>
              </table:table-cell>
              <table:table-cell office:value-type="float" office:value="1.0785">
                <text:p>1.0785</text:p>
              </table:table-cell>
              <table:table-cell office:value-type="float" office:value="0.3443">
                <text:p>0.3443</text:p>
              </table:table-cell>
              <table:table-cell office:value-type="float" office:value="1.1708">
                <text:p>1.1708</text:p>
              </table:table-cell>
              <table:table-cell office:value-type="float" office:value="0.3908">
                <text:p>0.3908</text:p>
              </table:table-cell>
              <table:table-cell office:value-type="float" office:value="1.2733">
                <text:p>1.2733</text:p>
              </table:table-cell>
              <table:table-cell office:value-type="float" office:value="0.4181">
                <text:p>0.4181</text:p>
              </table:table-cell>
              <table:table-cell office:value-type="float" office:value="1.4949">
                <text:p>1.4949</text:p>
              </table:table-cell>
              <table:table-cell office:value-type="float" office:value="0.114766666666667">
                <text:p>0.114766666666667</text:p>
              </table:table-cell>
              <table:table-cell office:value-type="float" office:value="1.02846666666667">
                <text:p>1.0284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3">
                <text:p>0.2933</text:p>
              </table:table-cell>
              <table:table-cell office:value-type="float" office:value="1.0432">
                <text:p>1.0432</text:p>
              </table:table-cell>
              <table:table-cell office:value-type="float" office:value="0.3635">
                <text:p>0.3635</text:p>
              </table:table-cell>
              <table:table-cell office:value-type="float" office:value="1.0994">
                <text:p>1.0994</text:p>
              </table:table-cell>
              <table:table-cell office:value-type="float" office:value="0.4125">
                <text:p>0.4125</text:p>
              </table:table-cell>
              <table:table-cell office:value-type="float" office:value="1.1637">
                <text:p>1.1637</text:p>
              </table:table-cell>
              <table:table-cell office:value-type="float" office:value="0.4414">
                <text:p>0.4414</text:p>
              </table:table-cell>
              <table:table-cell office:value-type="float" office:value="1.3333">
                <text:p>1.3333</text:p>
              </table:table-cell>
              <table:table-cell office:value-type="float" office:value="0.121166666666667">
                <text:p>0.121166666666667</text:p>
              </table:table-cell>
              <table:table-cell office:value-type="float" office:value="1.01656666666667">
                <text:p>1.0165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88">
                <text:p>0.3088</text:p>
              </table:table-cell>
              <table:table-cell office:value-type="float" office:value="1.0025">
                <text:p>1.0025</text:p>
              </table:table-cell>
              <table:table-cell office:value-type="float" office:value="0.3826">
                <text:p>0.3826</text:p>
              </table:table-cell>
              <table:table-cell office:value-type="float" office:value="1.0052">
                <text:p>1.0052</text:p>
              </table:table-cell>
              <table:table-cell office:value-type="float" office:value="0.4342">
                <text:p>0.4342</text:p>
              </table:table-cell>
              <table:table-cell office:value-type="float" office:value="1.0144">
                <text:p>1.0144</text:p>
              </table:table-cell>
              <table:table-cell office:value-type="float" office:value="0.4646">
                <text:p>0.4646</text:p>
              </table:table-cell>
              <table:table-cell office:value-type="float" office:value="1.0065">
                <text:p>1.0065</text:p>
              </table:table-cell>
              <table:table-cell office:value-type="float" office:value="0.127533333333333">
                <text:p>0.127533333333333</text:p>
              </table:table-cell>
              <table:table-cell office:value-type="float" office:value="1.00086666666667">
                <text:p>1.0008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